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0000" draw:fill="solid" draw:fill-color="#ff3300" draw:opacity="70%" draw:textarea-horizontal-align="justify" draw:textarea-vertical-align="middle" draw:auto-grow-height="false" draw:shadow-opacity="70%"/>
    </style:style>
    <style:style style:name="gr2" style:family="graphic" style:parent-style-name="objectwithoutfill">
      <style:graphic-properties svg:stroke-color="#cc0000" draw:fill="none" draw:fill-color="#ff3300" draw:textarea-vertical-align="middle"/>
    </style:style>
    <style:style style:name="gr3" style:family="graphic" style:parent-style-name="standard">
      <style:graphic-properties svg:stroke-color="#006600" draw:fill="solid" draw:fill-color="#66ff00" draw:opacity="70%" draw:textarea-horizontal-align="justify" draw:textarea-vertical-align="middle" draw:auto-grow-height="false" draw:shadow-opacity="70%"/>
    </style:style>
    <style:style style:name="gr4" style:family="graphic" style:parent-style-name="objectwithoutfill">
      <style:graphic-properties svg:stroke-color="#006600" draw:fill="none" draw:fill-color="#ff3300" draw:textarea-vertical-align="middle"/>
    </style:style>
    <style:style style:name="gr5" style:family="graphic" style:parent-style-name="standard">
      <style:graphic-properties svg:stroke-width="0.102cm" svg:stroke-color="#461900" draw:fill="solid" draw:fill-color="#ffff00" draw:textarea-horizontal-align="justify" draw:textarea-vertical-align="middle" draw:auto-grow-height="false" fo:padding-top="0.176cm" fo:padding-bottom="0.176cm" fo:padding-left="0.301cm" fo:padding-right="0.301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.207cm" svg:height="1.143cm" svg:x="4.922cm" svg:y="6.564cm">
          <text:p text:style-name="P1">Die Verwaltung ist durch</text:p>
          <text:p text:style-name="P1">ein System organisie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" draw:id="id1" draw:layer="layout" svg:width="5.842cm" svg:height="1.318cm" svg:x="0.304cm" svg:y="8.448cm">
          <text:p text:style-name="P1">Die Metadaten des Bestands</text:p>
          <text:p text:style-name="P1">ist konsist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" draw:id="id4" draw:layer="layout" svg:width="7.077cm" svg:height="1.393cm" svg:x="-0.677cm" svg:y="10.586cm">
          <text:p text:style-name="P1">Es gibt einen bestimmten Prozess,</text:p>
          <text:p text:style-name="P1">um die Daten zu pfleg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5.431cm" svg:height="1.064cm" svg:x="9.224cm" svg:y="8.623cm">
          <text:p text:style-name="P1">Alle Medien werden</text:p>
          <text:p text:style-name="P1">aufgespü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" draw:id="id6" draw:layer="layout" svg:width="5.588cm" svg:height="1.216cm" svg:x="12.952cm" svg:y="10.614cm">
          <text:p text:style-name="P1">Mahnungen werden den</text:p>
          <text:p text:style-name="P1">Nutzern geschick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5.207cm" svg:height="1.239cm" svg:x="7.189cm" svg:y="10.586cm">
          <text:p text:style-name="P1">Information der Ausleihen</text:p>
          <text:p text:style-name="P1">wird kontrollie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7" draw:id="id7" draw:layer="layout" svg:width="5.262cm" svg:height="1.414cm" svg:x="10.387cm" svg:y="12.703cm">
          <text:p text:style-name="P1">Verwalter bestimm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5.592cm" svg:height="1.356cm" svg:x="4.106cm" svg:y="12.682cm">
          <text:p text:style-name="P1">Information der Ausleihen</text:p>
          <text:p text:style-name="P1">zentralisiere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3.225cm" svg:y1="8.448cm" svg:x2="7.525cm" svg:y2="7.707cm" draw:start-shape="id1" draw:start-glue-point="0" draw:end-shape="id2" draw:end-glue-point="2" svg:d="M3225 8448l4300-741" svg:viewBox="0 0 4301 742">
          <text:p/>
        </draw:connector>
        <draw:connector draw:style-name="gr2" draw:text-style-name="P2" draw:layer="layout" draw:type="line" svg:x1="11.939cm" svg:y1="8.623cm" svg:x2="7.525cm" svg:y2="7.707cm" draw:start-shape="id3" draw:start-glue-point="0" draw:end-shape="id2" draw:end-glue-point="2" svg:d="M11939 8623l-4414-916" svg:viewBox="0 0 4415 917">
          <text:p/>
        </draw:connector>
        <draw:connector draw:style-name="gr2" draw:text-style-name="P2" draw:layer="layout" draw:type="line" svg:x1="3.225cm" svg:y1="9.766cm" svg:x2="2.861cm" svg:y2="10.586cm" draw:start-shape="id1" draw:start-glue-point="2" draw:end-shape="id4" draw:end-glue-point="0" svg:d="M3225 9766l-364 820" svg:viewBox="0 0 365 821">
          <text:p/>
        </draw:connector>
        <draw:connector draw:style-name="gr2" draw:text-style-name="P2" draw:layer="layout" draw:type="line" svg:x1="11.939cm" svg:y1="9.687cm" svg:x2="9.792cm" svg:y2="10.586cm" draw:start-shape="id3" draw:start-glue-point="2" draw:end-shape="id5" draw:end-glue-point="0" svg:d="M11939 9687l-2147 899" svg:viewBox="0 0 2148 900">
          <text:p/>
        </draw:connector>
        <draw:connector draw:style-name="gr2" draw:text-style-name="P2" draw:layer="layout" draw:type="line" svg:x1="15.746cm" svg:y1="10.614cm" svg:x2="11.939cm" svg:y2="9.687cm" draw:start-shape="id6" draw:start-glue-point="0" draw:end-shape="id3" draw:end-glue-point="2" svg:d="M15746 10614l-3807-927" svg:viewBox="0 0 3808 928">
          <text:p/>
        </draw:connector>
        <draw:connector draw:style-name="gr2" draw:text-style-name="P2" draw:layer="layout" draw:type="line" svg:x1="9.792cm" svg:y1="11.825cm" svg:x2="13.018cm" svg:y2="12.703cm" draw:start-shape="id5" draw:start-glue-point="2" draw:end-shape="id7" draw:end-glue-point="0" svg:d="M9792 11825l3226 878" svg:viewBox="0 0 3227 879">
          <text:p/>
        </draw:connector>
        <draw:connector draw:style-name="gr2" draw:text-style-name="P2" draw:layer="layout" draw:type="line" svg:x1="6.902cm" svg:y1="12.682cm" svg:x2="9.792cm" svg:y2="11.825cm" draw:start-shape="id8" draw:start-glue-point="0" draw:end-shape="id5" draw:end-glue-point="2" svg:d="M6902 12682l2890-857" svg:viewBox="0 0 2891 858">
          <text:p/>
        </draw:connector>
        <draw:custom-shape draw:style-name="gr3" draw:text-style-name="P1" xml:id="id10" draw:id="id10" draw:layer="layout" svg:width="6.858cm" svg:height="1.143cm" svg:x="21.472cm" svg:y="6.564cm">
          <text:p text:style-name="P1">Es gibt eine allgemeine</text:p>
          <text:p text:style-name="P1">Ordnung mit den Information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9" draw:id="id9" draw:layer="layout" svg:width="5.715cm" svg:height="1.143cm" svg:x="18.678cm" svg:y="8.564cm">
          <text:p text:style-name="P1">Es ist einfach, ein Medium</text:p>
          <text:p text:style-name="P1">zu find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2" draw:id="id12" draw:layer="layout" svg:width="5.433cm" svg:height="1.143cm" svg:x="18.822cm" svg:y="10.564cm">
          <text:p text:style-name="P1">Die Informationen haben</text:p>
          <text:p text:style-name="P1">ein bestimmtes Forma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1" draw:id="id11" draw:layer="layout" svg:width="5.207cm" svg:height="1.143cm" svg:x="24.922cm" svg:y="8.564cm">
          <text:p text:style-name="P1">Nutzer finden die</text:p>
          <text:p text:style-name="P1">Bibliothek zuverlässi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3" draw:id="id13" draw:layer="layout" svg:width="5.207cm" svg:height="1.143cm" svg:x="24.922cm" svg:y="12.564cm">
          <text:p text:style-name="P1">Die Nutzung der Bibliothek</text:p>
          <text:p text:style-name="P1">ist intuitiv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draw:type="line" svg:x1="21.535cm" svg:y1="8.564cm" svg:x2="24.901cm" svg:y2="7.707cm" draw:start-shape="id9" draw:start-glue-point="0" draw:end-shape="id10" draw:end-glue-point="2" svg:d="M21535 8564l3366-857" svg:viewBox="0 0 3367 858">
          <text:p/>
        </draw:connector>
        <draw:connector draw:style-name="gr4" draw:text-style-name="P2" draw:layer="layout" draw:type="line" svg:x1="24.901cm" svg:y1="7.707cm" svg:x2="27.525cm" svg:y2="8.564cm" draw:start-shape="id10" draw:start-glue-point="2" draw:end-shape="id11" draw:end-glue-point="0" svg:d="M24901 7707l2624 857" svg:viewBox="0 0 2625 858">
          <text:p/>
        </draw:connector>
        <draw:connector draw:style-name="gr4" draw:text-style-name="P2" draw:layer="layout" draw:type="line" svg:x1="21.535cm" svg:y1="9.707cm" svg:x2="21.538cm" svg:y2="10.564cm" draw:start-shape="id9" draw:start-glue-point="2" draw:end-shape="id12" draw:end-glue-point="0" svg:d="M21535 9707l3 857" svg:viewBox="0 0 4 858">
          <text:p/>
        </draw:connector>
        <draw:connector draw:style-name="gr4" draw:text-style-name="P2" draw:layer="layout" draw:type="line" svg:x1="27.525cm" svg:y1="9.707cm" svg:x2="27.525cm" svg:y2="12.564cm" draw:start-shape="id11" draw:start-glue-point="2" draw:end-shape="id13" draw:end-glue-point="0" svg:d="M27525 9707v2857" svg:viewBox="0 0 1 2858">
          <text:p/>
        </draw:connector>
        <draw:custom-shape draw:style-name="gr5" draw:text-style-name="P2" draw:layer="layout" svg:width="0.807cm" svg:height="0.833cm" svg:x="11.902cm" svg:y="11.332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807cm" svg:height="0.833cm" svg:x="5.702cm" svg:y="9.332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807cm" svg:height="0.833cm" svg:x="15.202cm" svg:y="13.732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807cm" svg:height="0.833cm" svg:x="18.002cm" svg:y="11.332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807cm" svg:height="0.833cm" svg:x="23.802cm" svg:y="11.233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807cm" svg:height="0.833cm" svg:x="29.602cm" svg:y="9.232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1T18:19:33.603423914</meta:creation-date>
    <dc:date>2015-01-11T18:56:53.710324374</dc:date>
    <meta:editing-duration>PT22M20S</meta:editing-duration>
    <meta:editing-cycles>1</meta:editing-cycles>
    <meta:document-statistic meta:object-count="30"/>
    <meta:generator>LibreOffice/4.2.7.2$Linux_X86_64 LibreOffice_project/420m0$Build-2</meta:generator>
  </office:meta>
</office:document-meta>
</file>